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OpenSymbol" svg:font-family="OpenSymbol" style:font-family-generic="system"/>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8">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9">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0">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2">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style style:name="P1" style:parent-style-name="Heading1" style:master-page-name="MP0" style:family="paragraph">
      <style:paragraph-properties fo:break-before="page"/>
    </style:style>
    <style:style style:name="P2" style:parent-style-name="Textbody" style:family="paragraph">
      <style:paragraph-properties fo:margin-bottom="0in" fo:margin-left="0in" fo:text-indent="0in">
        <style:tab-stops/>
      </style:paragraph-properties>
    </style:style>
    <style:style style:name="P3" style:parent-style-name="Textbody" style:family="paragraph">
      <style:paragraph-properties fo:margin-bottom="0in" fo:margin-left="0in" fo:text-indent="0in">
        <style:tab-stops/>
      </style:paragraph-properties>
    </style:style>
    <style:style style:name="P4" style:parent-style-name="Textbody" style:family="paragraph">
      <style:paragraph-properties fo:margin-bottom="0in" fo:margin-left="0in" fo:text-indent="0in">
        <style:tab-stops/>
      </style:paragraph-properties>
    </style:style>
    <style:style style:name="P5" style:parent-style-name="Textbody" style:family="paragraph">
      <style:paragraph-properties fo:margin-bottom="0in" fo:margin-left="0in" fo:text-indent="0in">
        <style:tab-stops/>
      </style:paragraph-properties>
    </style:style>
    <style:style style:name="S1" style:family="section">
      <style:section-properties fo:margin-left="0in" fo:margin-right="0in" style:writing-mode="lr-tb"/>
    </style:style>
    <style:style style:name="S2" style:family="section">
      <style:section-properties fo:margin-left="0in" fo:margin-right="0in" style:writing-mode="lr-tb"/>
    </style:style>
    <style:style style:name="P6" style:parent-style-name="Textbody" style:family="paragraph"/>
    <style:style style:name="T7" style:parent-style-name="DefaultParagraphFont" style:family="text">
      <style:text-properties style:font-name="Segoe UI"/>
    </style:style>
    <style:style style:name="P8" style:parent-style-name="Textbody" style:family="paragraph"/>
    <style:style style:name="P9" style:parent-style-name="Textbody" style:family="paragraph"/>
    <style:style style:name="S3" style:family="section">
      <style:section-properties fo:margin-left="0in" fo:margin-right="0in" style:writing-mode="lr-tb"/>
    </style:style>
    <style:style style:name="T10" style:parent-style-name="DefaultParagraphFont" style:family="text">
      <style:text-properties style:font-name="Segoe UI"/>
    </style:style>
    <style:style style:name="T11" style:parent-style-name="DefaultParagraphFont" style:family="text">
      <style:text-properties style:font-name="Segoe UI"/>
    </style:style>
    <style:style style:name="P12" style:parent-style-name="Textbody" style:family="paragraph"/>
    <style:style style:name="P13" style:parent-style-name="Textbody" style:family="paragraph"/>
    <style:style style:name="S4" style:family="section">
      <style:section-properties fo:margin-left="0in" fo:margin-right="0in" style:writing-mode="lr-tb"/>
    </style:style>
    <style:style style:name="P14" style:parent-style-name="Textbody" style:family="paragraph"/>
    <style:style style:name="T15" style:parent-style-name="DefaultParagraphFont" style:family="text">
      <style:text-properties style:font-name="Segoe UI"/>
    </style:style>
    <style:style style:name="T16" style:parent-style-name="DefaultParagraphFont" style:family="text">
      <style:text-properties style:font-name="Segoe UI"/>
    </style:style>
    <style:style style:name="S5" style:family="section">
      <style:section-properties fo:margin-left="0in" fo:margin-right="0in" style:writing-mode="lr-tb"/>
    </style:style>
    <style:style style:name="P17" style:parent-style-name="Textbody" style:family="paragraph"/>
    <style:style style:name="T18" style:parent-style-name="DefaultParagraphFont" style:family="text">
      <style:text-properties style:font-name="Segoe UI"/>
    </style:style>
    <style:style style:name="S6" style:family="section">
      <style:section-properties fo:margin-left="0in" fo:margin-right="0in" style:writing-mode="lr-tb"/>
    </style:style>
    <style:style style:name="P19" style:parent-style-name="Textbody" style:family="paragraph"/>
    <style:style style:name="P20" style:parent-style-name="Textbody" style:family="paragraph"/>
    <style:style style:name="P21" style:parent-style-name="Textbody" style:family="paragraph"/>
    <style:style style:name="P22" style:parent-style-name="Textbody" style:family="paragraph"/>
    <style:style style:name="P23" style:parent-style-name="Textbody" style:family="paragraph"/>
    <style:style style:name="P24" style:parent-style-name="Textbody" style:family="paragraph">
      <style:paragraph-properties fo:margin-bottom="0in"/>
    </style:style>
    <style:style style:name="P25" style:parent-style-name="Textbody" style:family="paragraph"/>
    <style:style style:name="P26" style:parent-style-name="Textbody" style:family="paragraph"/>
    <style:style style:name="P27" style:parent-style-name="Textbody" style:family="paragraph"/>
    <style:style style:name="S7" style:family="section">
      <style:section-properties fo:margin-left="0in" fo:margin-right="0in" style:writing-mode="lr-tb"/>
    </style:style>
    <style:style style:name="S8" style:family="section">
      <style:section-properties fo:margin-left="0in" fo:margin-right="0in" style:writing-mode="lr-tb"/>
    </style:style>
    <style:style style:name="P28" style:parent-style-name="Textbody" style:family="paragraph"/>
    <style:style style:name="T29" style:parent-style-name="DefaultParagraphFont" style:family="text">
      <style:text-properties style:font-name="Segoe UI"/>
    </style:style>
    <style:style style:name="P30" style:parent-style-name="Textbody" style:family="paragraph"/>
    <style:style style:name="T31" style:parent-style-name="DefaultParagraphFont" style:family="text">
      <style:text-properties fo:font-weight="bold" style:font-weight-asian="bold"/>
    </style:style>
    <style:style style:name="T32" style:parent-style-name="DefaultParagraphFont" style:family="text">
      <style:text-properties fo:font-weight="bold" style:font-weight-asian="bold"/>
    </style:style>
    <style:style style:name="P33" style:parent-style-name="Textbody" style:family="paragraph">
      <style:paragraph-properties fo:margin-bottom="0in"/>
    </style:style>
    <style:style style:name="T34" style:parent-style-name="DefaultParagraphFont" style:family="text">
      <style:text-properties style:font-name="Segoe UI"/>
    </style:style>
    <style:style style:name="S9" style:family="section">
      <style:section-properties fo:margin-left="0in" fo:margin-right="0in" style:writing-mode="lr-tb"/>
    </style:style>
    <style:style style:name="P35" style:parent-style-name="Standard" style:family="paragraph">
      <style:paragraph-properties fo:margin-top="0.0694in" fo:margin-bottom="0.0694in"/>
    </style:style>
    <style:style style:name="T36" style:parent-style-name="DefaultParagraphFont" style:family="text">
      <style:text-properties style:font-name="Helvetica" style:font-name-asian="Times New Roman" style:font-name-complex="Times New Roman" fo:font-weight="bold" style:font-weight-asian="bold" style:font-weight-complex="bold" fo:font-size="18pt" style:font-size-asian="18pt" style:font-size-complex="18pt"/>
    </style:style>
    <style:style style:name="P37" style:parent-style-name="Standard" style:family="paragraph">
      <style:paragraph-properties fo:margin-top="0.0694in" fo:margin-bottom="0.0694in"/>
    </style:style>
    <style:style style:name="T38" style:parent-style-name="DefaultParagraphFont" style:family="text">
      <style:text-properties style:font-name="Helvetica" style:font-name-asian="Times New Roman" style:font-name-complex="Times New Roman"/>
    </style:style>
    <style:style style:name="T39" style:parent-style-name="DefaultParagraphFont" style:family="text">
      <style:text-properties style:font-name="Helvetica" style:font-name-asian="Times New Roman" style:font-name-complex="Times New Roman"/>
    </style:style>
    <style:style style:name="T40" style:parent-style-name="DefaultParagraphFont" style:family="text">
      <style:text-properties style:font-name="Helvetica" style:font-name-asian="Times New Roman" style:font-name-complex="Times New Roman"/>
    </style:style>
    <style:style style:name="T41" style:parent-style-name="DefaultParagraphFont" style:family="text">
      <style:text-properties style:font-name="Helvetica" style:font-name-asian="Times New Roman" style:font-name-complex="Times New Roman"/>
    </style:style>
    <style:style style:name="T42" style:parent-style-name="DefaultParagraphFont" style:family="text">
      <style:text-properties style:font-name="Helvetica" style:font-name-asian="Times New Roman" style:font-name-complex="Times New Roman"/>
    </style:style>
    <style:style style:name="T43" style:parent-style-name="DefaultParagraphFont" style:family="text">
      <style:text-properties style:font-name="Segoe UI"/>
    </style:style>
    <style:style style:name="T44" style:parent-style-name="DefaultParagraphFont" style:family="text">
      <style:text-properties style:font-name="Segoe UI"/>
    </style:style>
    <style:style style:name="T45" style:parent-style-name="DefaultParagraphFont" style:family="text">
      <style:text-properties style:font-name="Segoe UI" fo:font-style="italic" style:font-style-asian="italic"/>
    </style:style>
    <style:style style:name="T46" style:parent-style-name="DefaultParagraphFont" style:family="text">
      <style:text-properties style:font-name="Segoe UI" fo:font-size="10pt" style:font-size-asian="10pt"/>
    </style:style>
    <style:style style:name="T47" style:parent-style-name="DefaultParagraphFont" style:family="text">
      <style:text-properties style:font-name="Segoe UI" fo:font-size="10pt" style:font-size-asian="10pt"/>
    </style:style>
    <style:style style:name="T48" style:parent-style-name="DefaultParagraphFont" style:family="text">
      <style:text-properties style:font-name="Helvetica" style:font-name-asian="Times New Roman" style:font-name-complex="Times New Roman"/>
    </style:style>
    <style:style style:name="T49" style:parent-style-name="DefaultParagraphFont" style:family="text">
      <style:text-properties style:font-name="Helvetica" style:font-name-asian="Times New Roman" style:font-name-complex="Times New Roman"/>
    </style:style>
    <style:style style:name="T50" style:parent-style-name="DefaultParagraphFont" style:family="text">
      <style:text-properties style:font-name="Helvetica" style:font-name-asian="Times New Roman" style:font-name-complex="Times New Roman"/>
    </style:style>
    <style:style style:name="T51" style:parent-style-name="DefaultParagraphFont" style:family="text">
      <style:text-properties style:font-name="Helvetica" style:font-name-asian="Times New Roman" style:font-name-complex="Times New Roman"/>
    </style:style>
    <style:style style:name="T52" style:parent-style-name="DefaultParagraphFont" style:family="text">
      <style:text-properties style:font-name="Helvetica" style:font-name-asian="Times New Roman" style:font-name-complex="Times New Roman"/>
    </style:style>
    <style:style style:name="T53" style:parent-style-name="DefaultParagraphFont" style:family="text">
      <style:text-properties style:font-name="Helvetica" style:font-name-asian="Times New Roman" style:font-name-complex="Times New Roman"/>
    </style:style>
    <style:style style:name="T54" style:parent-style-name="DefaultParagraphFont" style:family="text">
      <style:text-properties style:font-name="Helvetica" style:font-name-asian="Times New Roman" style:font-name-complex="Times New Roman"/>
    </style:style>
    <style:style style:name="T55" style:parent-style-name="DefaultParagraphFont" style:family="text">
      <style:text-properties style:font-name="Helvetica" style:font-name-asian="Times New Roman" style:font-name-complex="Times New Roman"/>
    </style:style>
    <style:style style:name="T56" style:parent-style-name="DefaultParagraphFont" style:family="text">
      <style:text-properties style:font-name="Helvetica" style:font-name-asian="Times New Roman" style:font-name-complex="Times New Roman"/>
    </style:style>
    <style:style style:name="P57" style:parent-style-name="Standard" style:family="paragraph">
      <style:paragraph-properties fo:margin-top="0.0694in" fo:margin-bottom="0.0694in"/>
    </style:style>
    <style:style style:name="T58" style:parent-style-name="DefaultParagraphFont" style:family="text">
      <style:text-properties style:font-name="Helvetica" style:font-name-asian="Times New Roman" style:font-name-complex="Times New Roman"/>
    </style:style>
    <style:style style:name="P59" style:parent-style-name="Standard" style:family="paragraph">
      <style:paragraph-properties fo:margin-top="0.0625in" fo:margin-bottom="0.0625in" fo:margin-left="0.375in" fo:text-indent="0in">
        <style:tab-stops/>
      </style:paragraph-properties>
    </style:style>
    <style:style style:name="T60" style:parent-style-name="DefaultParagraphFont" style:family="text">
      <style:text-properties style:font-name="Helvetica" style:font-name-asian="Times New Roman" style:font-name-complex="Times New Roman" fo:color="#000000" fo:font-size="10.5pt" style:font-size-asian="10.5pt" style:font-size-complex="10.5pt"/>
    </style:style>
    <style:style style:name="T61" style:parent-style-name="DefaultParagraphFont" style:family="text">
      <style:text-properties style:font-name="Helvetica" style:font-name-asian="Times New Roman" style:font-name-complex="Times New Roman" fo:color="#000000" fo:font-size="10.5pt" style:font-size-asian="10.5pt" style:font-size-complex="10.5pt"/>
    </style:style>
    <style:style style:name="T62" style:parent-style-name="DefaultParagraphFont" style:family="text">
      <style:text-properties style:font-name="Helvetica" style:font-name-asian="Times New Roman" style:font-name-complex="Times New Roman" fo:font-weight="bold" style:font-weight-asian="bold" style:font-weight-complex="bold" fo:color="#000000"/>
    </style:style>
    <style:style style:name="T63" style:parent-style-name="DefaultParagraphFont" style:family="text">
      <style:text-properties style:font-name="Helvetica" style:font-name-asian="Times New Roman" style:font-name-complex="Times New Roman" fo:font-weight="bold" style:font-weight-asian="bold" style:font-weight-complex="bold" fo:color="#000000"/>
    </style:style>
    <style:style style:name="T64" style:parent-style-name="DefaultParagraphFont" style:family="text">
      <style:text-properties style:font-name="Segoe UI"/>
    </style:style>
    <style:style style:name="T65" style:parent-style-name="DefaultParagraphFont" style:family="text">
      <style:text-properties style:font-name="Helvetica" style:font-name-asian="Times New Roman" style:font-name-complex="Times New Roman" fo:color="#000000" fo:font-size="10.5pt" style:font-size-asian="10.5pt" style:font-size-complex="10.5pt"/>
    </style:style>
    <style:style style:name="T66" style:parent-style-name="DefaultParagraphFont" style:family="text">
      <style:text-properties style:font-name="Helvetica" style:font-name-asian="Times New Roman" style:font-name-complex="Times New Roman" fo:font-weight="bold" style:font-weight-asian="bold" style:font-weight-complex="bold" fo:color="#000000"/>
    </style:style>
    <style:style style:name="T67" style:parent-style-name="DefaultParagraphFont" style:family="text">
      <style:text-properties style:font-name="Helvetica" style:font-name-asian="Times New Roman" style:font-name-complex="Times New Roman" fo:color="#000000" fo:font-size="10.5pt" style:font-size-asian="10.5pt" style:font-size-complex="10.5pt"/>
    </style:style>
    <style:style style:name="P68" style:parent-style-name="Standard" style:family="paragraph">
      <style:paragraph-properties fo:margin-top="0.0625in" fo:margin-bottom="0.0625in" fo:margin-left="0.375in">
        <style:tab-stops/>
      </style:paragraph-properties>
    </style:style>
    <style:style style:name="T69" style:parent-style-name="DefaultParagraphFont" style:family="text">
      <style:text-properties style:font-name="Helvetica" style:font-name-asian="Times New Roman" style:font-name-complex="Times New Roman" fo:color="#000000" fo:font-size="10.5pt" style:font-size-asian="10.5pt" style:font-size-complex="10.5pt"/>
    </style:style>
    <style:style style:name="T70" style:parent-style-name="DefaultParagraphFont" style:family="text">
      <style:text-properties style:font-name="Helvetica" style:font-name-asian="Times New Roman" style:font-name-complex="Times New Roman" fo:color="#000000" fo:font-size="10.5pt" style:font-size-asian="10.5pt" style:font-size-complex="10.5pt"/>
    </style:style>
    <style:style style:name="T71" style:parent-style-name="DefaultParagraphFont" style:family="text">
      <style:text-properties style:font-name="Segoe UI"/>
    </style:style>
    <style:style style:name="T72" style:parent-style-name="DefaultParagraphFont" style:family="text">
      <style:text-properties style:font-name="Helvetica" style:font-name-asian="Times New Roman" style:font-name-complex="Times New Roman" fo:font-weight="bold" style:font-weight-asian="bold" style:font-weight-complex="bold" fo:color="#000000"/>
    </style:style>
    <style:style style:name="T73" style:parent-style-name="DefaultParagraphFont" style:family="text">
      <style:text-properties style:font-name="Helvetica" style:font-name-asian="Times New Roman" style:font-name-complex="Times New Roman" fo:color="#000000" fo:font-size="10.5pt" style:font-size-asian="10.5pt" style:font-size-complex="10.5pt"/>
    </style:style>
    <style:style style:name="T74" style:parent-style-name="DefaultParagraphFont" style:family="text">
      <style:text-properties style:font-name="Helvetica" style:font-name-asian="Times New Roman" style:font-name-complex="Times New Roman" fo:color="#000000" fo:font-size="10.5pt" style:font-size-asian="10.5pt" style:font-size-complex="10.5pt"/>
    </style:style>
    <style:style style:name="T75" style:parent-style-name="DefaultParagraphFont" style:family="text">
      <style:text-properties style:font-name="Helvetica" style:font-name-asian="Times New Roman" style:font-name-complex="Times New Roman" fo:color="#000000" fo:font-size="10.5pt" style:font-size-asian="10.5pt" style:font-size-complex="10.5pt"/>
    </style:style>
    <style:style style:name="T76" style:parent-style-name="DefaultParagraphFont" style:family="text">
      <style:text-properties style:font-name="Helvetica" style:font-name-asian="Times New Roman" style:font-name-complex="Times New Roman" fo:color="#000000" fo:font-size="10.5pt" style:font-size-asian="10.5pt" style:font-size-complex="10.5pt"/>
    </style:style>
    <style:style style:name="T77" style:parent-style-name="DefaultParagraphFont" style:family="text">
      <style:text-properties style:font-name="Helvetica" style:font-name-asian="Times New Roman" style:font-name-complex="Times New Roman" fo:color="#000000" fo:font-size="10.5pt" style:font-size-asian="10.5pt" style:font-size-complex="10.5pt"/>
    </style:style>
    <style:style style:name="T78" style:parent-style-name="DefaultParagraphFont" style:family="text">
      <style:text-properties style:font-name="Helvetica" style:font-name-asian="Times New Roman" style:font-name-complex="Times New Roman" fo:color="#000000" fo:font-size="10.5pt" style:font-size-asian="10.5pt" style:font-size-complex="10.5pt"/>
    </style:style>
    <style:style style:name="T79" style:parent-style-name="DefaultParagraphFont" style:family="text">
      <style:text-properties style:font-name="Helvetica" style:font-name-asian="Times New Roman" style:font-name-complex="Times New Roman" fo:color="#000000" fo:font-size="10.5pt" style:font-size-asian="10.5pt" style:font-size-complex="10.5pt"/>
    </style:style>
    <style:style style:name="T80" style:parent-style-name="DefaultParagraphFont" style:family="text">
      <style:text-properties style:font-name="Helvetica" style:font-name-asian="Times New Roman" style:font-name-complex="Times New Roman" fo:color="#000000" fo:font-size="10.5pt" style:font-size-asian="10.5pt" style:font-size-complex="10.5pt"/>
    </style:style>
    <style:style style:name="T81" style:parent-style-name="DefaultParagraphFont" style:family="text">
      <style:text-properties style:font-name="Helvetica" style:font-name-asian="Times New Roman" style:font-name-complex="Times New Roman" fo:font-weight="bold" style:font-weight-asian="bold" style:font-weight-complex="bold" fo:color="#000000"/>
    </style:style>
    <style:style style:name="T82" style:parent-style-name="DefaultParagraphFont" style:family="text">
      <style:text-properties style:font-name="Helvetica" style:font-name-asian="Times New Roman" style:font-name-complex="Times New Roman" fo:color="#000000" fo:font-size="10.5pt" style:font-size-asian="10.5pt" style:font-size-complex="10.5pt"/>
    </style:style>
    <style:style style:name="P83" style:parent-style-name="Standard" style:family="paragraph">
      <style:paragraph-properties fo:margin-top="0.0625in" fo:margin-bottom="0.0625in" fo:margin-left="0.375in" fo:text-indent="0in">
        <style:tab-stops/>
      </style:paragraph-properties>
    </style:style>
    <style:style style:name="T84" style:parent-style-name="DefaultParagraphFont" style:family="text">
      <style:text-properties style:font-name="Helvetica" style:font-name-asian="Times New Roman" style:font-name-complex="Times New Roman" fo:color="#000000" fo:font-size="10.5pt" style:font-size-asian="10.5pt" style:font-size-complex="10.5pt"/>
    </style:style>
    <style:style style:name="T85" style:parent-style-name="DefaultParagraphFont" style:family="text">
      <style:text-properties style:font-name="Helvetica" style:font-name-asian="Times New Roman" style:font-name-complex="Times New Roman" fo:color="#000000" fo:font-size="10.5pt" style:font-size-asian="10.5pt" style:font-size-complex="10.5pt"/>
    </style:style>
    <style:style style:name="T86" style:parent-style-name="DefaultParagraphFont" style:family="text">
      <style:text-properties style:font-name="Segoe UI"/>
    </style:style>
    <style:style style:name="T87" style:parent-style-name="DefaultParagraphFont" style:family="text">
      <style:text-properties style:font-name="Segoe UI"/>
    </style:style>
    <style:style style:name="T88" style:parent-style-name="DefaultParagraphFont" style:family="text">
      <style:text-properties style:font-name="Helvetica" style:font-name-asian="Times New Roman" style:font-name-complex="Times New Roman" fo:color="#000000" fo:font-size="10.5pt" style:font-size-asian="10.5pt" style:font-size-complex="10.5pt"/>
    </style:style>
    <style:style style:name="T89" style:parent-style-name="DefaultParagraphFont" style:family="text">
      <style:text-properties style:font-name="Helvetica" style:font-name-asian="Times New Roman" style:font-name-complex="Times New Roman" fo:color="#000000" fo:font-size="10.5pt" style:font-size-asian="10.5pt" style:font-size-complex="10.5pt"/>
    </style:style>
    <style:style style:name="T90" style:parent-style-name="DefaultParagraphFont" style:family="text">
      <style:text-properties style:font-name="Helvetica" style:font-name-asian="Times New Roman" style:font-name-complex="Times New Roman" fo:color="#000000" fo:font-size="10.5pt" style:font-size-asian="10.5pt" style:font-size-complex="10.5pt"/>
    </style:style>
    <style:style style:name="T91" style:parent-style-name="DefaultParagraphFont" style:family="text">
      <style:text-properties style:font-name="Helvetica" style:font-name-asian="Times New Roman" style:font-name-complex="Times New Roman" fo:font-weight="bold" style:font-weight-asian="bold" style:font-weight-complex="bold" fo:color="#000000"/>
    </style:style>
    <style:style style:name="T92" style:parent-style-name="DefaultParagraphFont" style:family="text">
      <style:text-properties style:font-name="Helvetica" style:font-name-asian="Times New Roman" style:font-name-complex="Times New Roman" fo:color="#000000" fo:font-size="10.5pt" style:font-size-asian="10.5pt" style:font-size-complex="10.5pt"/>
    </style:style>
    <style:style style:name="T93" style:parent-style-name="DefaultParagraphFont" style:family="text">
      <style:text-properties style:font-name="Helvetica" style:font-name-asian="Times New Roman" style:font-name-complex="Times New Roman" fo:font-weight="bold" style:font-weight-asian="bold" style:font-weight-complex="bold" fo:color="#000000"/>
    </style:style>
    <style:style style:name="T94" style:parent-style-name="DefaultParagraphFont" style:family="text">
      <style:text-properties style:font-name="Helvetica" style:font-name-asian="Times New Roman" style:font-name-complex="Times New Roman" fo:color="#000000" fo:font-size="10.5pt" style:font-size-asian="10.5pt" style:font-size-complex="10.5pt"/>
    </style:style>
    <style:style style:name="P95" style:parent-style-name="Standard" style:family="paragraph">
      <style:paragraph-properties fo:margin-top="0.0625in" fo:margin-bottom="0.0625in" fo:margin-left="0.375in" fo:text-indent="0in">
        <style:tab-stops/>
      </style:paragraph-properties>
    </style:style>
    <style:style style:name="T96" style:parent-style-name="DefaultParagraphFont" style:family="text">
      <style:text-properties style:font-name="Helvetica" style:font-name-asian="Times New Roman" style:font-name-complex="Times New Roman" fo:color="#000000" fo:font-size="10.5pt" style:font-size-asian="10.5pt" style:font-size-complex="10.5pt"/>
    </style:style>
    <style:style style:name="P97" style:parent-style-name="Standard" style:family="paragraph">
      <style:paragraph-properties fo:margin-top="0.0625in" fo:margin-bottom="0.0625in" fo:margin-left="0.375in">
        <style:tab-stops/>
      </style:paragraph-properties>
    </style:style>
    <style:style style:name="T98" style:parent-style-name="DefaultParagraphFont" style:family="text">
      <style:text-properties style:font-name="Helvetica" style:font-name-asian="Times New Roman" style:font-name-complex="Times New Roman" fo:color="#000000" fo:font-size="10.5pt" style:font-size-asian="10.5pt" style:font-size-complex="10.5pt"/>
    </style:style>
    <style:style style:name="T99" style:parent-style-name="DefaultParagraphFont" style:family="text">
      <style:text-properties style:font-name="Helvetica" style:font-name-asian="Times New Roman" style:font-name-complex="Times New Roman" fo:color="#000000" fo:font-size="10.5pt" style:font-size-asian="10.5pt" style:font-size-complex="10.5pt"/>
    </style:style>
    <style:style style:name="P100" style:parent-style-name="Standard" style:family="paragraph">
      <style:paragraph-properties fo:margin-top="0.0625in" fo:margin-bottom="0.0625in" fo:margin-left="0.375in" fo:text-indent="0in">
        <style:tab-stops/>
      </style:paragraph-properties>
    </style:style>
    <style:style style:name="T101" style:parent-style-name="DefaultParagraphFont" style:family="text">
      <style:text-properties style:font-name="Helvetica" style:font-name-asian="Times New Roman" style:font-name-complex="Times New Roman" fo:color="#000000" fo:font-size="10.5pt" style:font-size-asian="10.5pt" style:font-size-complex="10.5pt"/>
    </style:style>
    <style:style style:name="T102" style:parent-style-name="DefaultParagraphFont" style:family="text">
      <style:text-properties style:font-name="Helvetica" style:font-name-asian="Times New Roman" style:font-name-complex="Times New Roman" fo:font-weight="bold" style:font-weight-asian="bold" style:font-weight-complex="bold" fo:color="#000000"/>
    </style:style>
    <style:style style:name="T103" style:parent-style-name="DefaultParagraphFont" style:family="text">
      <style:text-properties style:font-name="Helvetica" style:font-name-asian="Times New Roman" style:font-name-complex="Times New Roman" fo:color="#000000" fo:font-size="10.5pt" style:font-size-asian="10.5pt" style:font-size-complex="10.5pt"/>
    </style:style>
    <style:style style:name="P104" style:parent-style-name="Standard" style:family="paragraph">
      <style:paragraph-properties fo:margin-top="0.0625in" fo:margin-bottom="0.0625in" fo:margin-left="0.375in">
        <style:tab-stops/>
      </style:paragraph-properties>
    </style:style>
    <style:style style:name="T105" style:parent-style-name="DefaultParagraphFont" style:family="text">
      <style:text-properties style:font-name="Helvetica" style:font-name-asian="Times New Roman" style:font-name-complex="Times New Roman" fo:color="#000000" fo:font-size="10.5pt" style:font-size-asian="10.5pt" style:font-size-complex="10.5pt"/>
    </style:style>
    <style:style style:name="T106" style:parent-style-name="DefaultParagraphFont" style:family="text">
      <style:text-properties style:font-name="Helvetica" style:font-name-asian="Times New Roman" style:font-name-complex="Times New Roman" fo:font-weight="bold" style:font-weight-asian="bold" style:font-weight-complex="bold" fo:color="#000000"/>
    </style:style>
    <style:style style:name="T107" style:parent-style-name="DefaultParagraphFont" style:family="text">
      <style:text-properties style:font-name="Helvetica" style:font-name-asian="Times New Roman" style:font-name-complex="Times New Roman" fo:color="#000000" fo:font-size="10.5pt" style:font-size-asian="10.5pt" style:font-size-complex="10.5pt"/>
    </style:style>
    <style:style style:name="T108" style:parent-style-name="DefaultParagraphFont" style:family="text">
      <style:text-properties style:font-name="Helvetica" style:font-name-asian="Times New Roman" style:font-name-complex="Times New Roman" fo:font-weight="bold" style:font-weight-asian="bold" style:font-weight-complex="bold" fo:color="#000000"/>
    </style:style>
    <style:style style:name="T109" style:parent-style-name="DefaultParagraphFont" style:family="text">
      <style:text-properties style:font-name="Helvetica" style:font-name-asian="Times New Roman" style:font-name-complex="Times New Roman" fo:color="#000000" fo:font-size="10.5pt" style:font-size-asian="10.5pt" style:font-size-complex="10.5pt"/>
    </style:style>
    <style:style style:name="P110" style:parent-style-name="Standard" style:family="paragraph">
      <style:paragraph-properties fo:margin-bottom="0.1041in" fo:margin-left="0.375in">
        <style:tab-stops/>
      </style:paragraph-properties>
    </style:style>
    <style:style style:name="T111" style:parent-style-name="DefaultParagraphFont" style:family="text">
      <style:text-properties style:font-name="Helvetica" style:font-name-asian="Times New Roman" style:font-name-complex="Times New Roman" fo:font-weight="bold" style:font-weight-asian="bold" style:font-weight-complex="bold" fo:color="#000000" fo:font-size="11.5pt" style:font-size-asian="11.5pt" style:font-size-complex="11.5pt"/>
    </style:style>
    <style:style style:name="P112" style:parent-style-name="Standard" style:family="paragraph">
      <style:paragraph-properties fo:margin-bottom="0.1041in" fo:margin-left="0.375in">
        <style:tab-stops/>
      </style:paragraph-properties>
    </style:style>
    <style:style style:name="T113" style:parent-style-name="DefaultParagraphFont" style:family="text">
      <style:text-properties style:font-name="Helvetica" style:font-name-asian="Times New Roman" style:font-name-complex="Times New Roman" fo:color="#000000" fo:font-size="10.5pt" style:font-size-asian="10.5pt" style:font-size-complex="10.5pt"/>
    </style:style>
    <style:style style:name="T114" style:parent-style-name="DefaultParagraphFont" style:family="text">
      <style:text-properties style:font-name="Helvetica" style:font-name-asian="Times New Roman" style:font-name-complex="Times New Roman" fo:font-weight="bold" style:font-weight-asian="bold" style:font-weight-complex="bold" fo:color="#000000"/>
    </style:style>
    <style:style style:name="T115" style:parent-style-name="DefaultParagraphFont" style:family="text">
      <style:text-properties style:font-name="Helvetica" style:font-name-asian="Times New Roman" style:font-name-complex="Times New Roman" fo:color="#000000" fo:font-size="10.5pt" style:font-size-asian="10.5pt" style:font-size-complex="10.5pt"/>
    </style:style>
  </office:automatic-styles>
  <office:body>
    <office:text text:use-soft-page-breaks="true">
      <text:h text:style-name="P1" text:outline-level="1">Using Knowledge with Service Requests</text:h>
      <text:p text:style-name="Textbody">This chapter contains the following:</text:p>
      <text:list text:style-name="LFO6" text:continue-numbering="true">
        <text:list-item>
          <text:p text:style-name="P2"><text:a xlink:href="http://slc04tab.us.oracle.com/staging/clouds/cloud/latest/guides/FAEUK/FAEUK2371942.htm#FAEUK2035754" office:target-frame-name="_top" xlink:show="replace">Linking Knowledge to an SR: Explained</text:a></text:p>
        </text:list-item>
        <text:list-item>
          <text:p text:style-name="P3"><text:a xlink:href="http://slc04tab.us.oracle.com/staging/clouds/cloud/latest/guides/FAEUK/FAEUK2371942.htm#FAEUK2035794" office:target-frame-name="_top" xlink:show="replace">Inserting Knowledge into SR Messages: Explained</text:a></text:p>
        </text:list-item>
        <text:list-item>
          <text:p text:style-name="P4"><text:a xlink:href="http://slc04tab.us.oracle.com/staging/clouds/cloud/latest/guides/FAEUK/FAEUK2371942.htm#FAEUK2027391" office:target-frame-name="_top" xlink:show="replace">How can I make a knowledge article a favorite?</text:a></text:p>
        </text:list-item>
        <text:list-item>
          <text:p text:style-name="P5"><text:a xlink:href="http://slc04tab.us.oracle.com/staging/clouds/cloud/latest/guides/FAEUK/FAEUK2371942.htm#FAEUK2365294" office:target-frame-name="_top" xlink:show="replace">Rating an Article: Procedure</text:a></text:p>
        </text:list-item>
      </text:list>
      <text:section text:name="Sect1" text:style-name="S1">
        <text:h text:style-name="Heading2" text:outline-level="2">Linking Knowledge to an SR: Explained</text:h>
        <text:p text:style-name="Textbody">You can use Knowledge to help solve service request (SR) issues. While creating or workng in an SR, you can locate relevant knowledge base articles and link them to the SR. Once an article is linked to an SR, you can insert the article into SR communications.</text:p>
        <text:p text:style-name="Standard"/>
      </text:section>
      <text:section text:name="Sect2" text:style-name="S2">
        <text:h text:style-name="Heading3" text:outline-level="3">Linking Articles</text:h>
        <text:p text:style-name="Textbody">To link an article to a SR:</text:p>
        <text:list text:style-name="LFO7" text:continue-numbering="true">
          <text:list-item>
            <text:p text:style-name="P6">In edit mode, access Knowledge by clicking the<text:s/>Restore<office:annotation office:name="0"><dc:creator>Darryl Tewes</dc:creator><dc:date>2017-07-25T14:37:00</dc:date><text:p text:style-name="Normal"><text:span text:style-name="T7">Is this the correct term? Should it be 'Expand Pane'? Since that is what the user is actually doing?</text:span></text:p></office:annotation><office:annotation office:name="1"><dc:creator>Reshma Begum. Mohammed</dc:creator><dc:date>2017-07-26T10:33:00</dc:date><text:p text:style-name="Normal">It is Restore Pane</text:p></office:annotation><text:s/>Pane<office:annotation-end office:name="0"/><office:annotation-end office:name="1"/><text:s/>arrow, then select the Knowledge tab.</text:p>
          </text:list-item>
        </text:list>
        <text:p text:style-name="Textbody">The Agent Tools pane opens and displays the list of recommended articles. The list of articles is the result of an automatic search based on the title of the SR and the product listed in the SR (if applicable).<text:s/>You can remove the product filter by clicking the products check mark icon in the tab.</text:p>
        <text:list text:style-name="LFO7" text:continue-numbering="true">
          <text:list-item>
            <text:p text:style-name="P8">Click the Link icon in the Knowledge tab to select the article you want to link to the SR.</text:p>
          </text:list-item>
        </text:list>
        <text:p text:style-name="Textbody">If you find an article that you think you will use again, you can make the article a personal favorite by clicking the star icon for the article title. You can see your favorites in the Favorites section of the Knowledge tab.</text:p>
        <text:list text:style-name="LFO7" text:continue-numbering="true">
          <text:list-item>
            <text:p text:style-name="P9">After linking articles, click Save to save the SR.</text:p>
          </text:list-item>
        </text:list>
        <text:p text:style-name="Textbody">You must save the SR after you have linked an article, or it will not appear when you try to insert the article into an SR message.</text:p>
        <text:p text:style-name="Textbody"/>
      </text:section>
      <text:section text:name="Sect3" text:style-name="S3">
        <text:h text:style-name="Heading3" text:outline-level="3"><office:annotation office:name="2"><dc:creator>Darryl Tewes</dc:creator><dc:date>2017-07-25T15:15:00</dc:date><text:p text:style-name="Normal"><text:span text:style-name="T10">This should be 'Searching for Articles' – 'Searching Articles' isn't correct English. I can't remembe</text:span><text:span text:style-name="T11">r if there's some reason why we didn't change it before.</text:span></text:p></office:annotation><office:annotation office:name="3"><dc:creator>Reshma Begum. Mohammed</dc:creator><dc:date>2017-07-26T10:36:00</dc:date><text:p text:style-name="Normal">I changed it to Searching for Articles, it reflects back to original.</text:p><text:p text:style-name="Normal"/></office:annotation>Searching For Articles<office:annotation-end office:name="2"/><office:annotation-end office:name="3"/></text:h>
        <text:p text:style-name="Textbody">If you don't find the article you want in the Recommended Articles section, you can search the knowledge base.</text:p>
        <text:p text:style-name="Textbody">To search for additional articles:</text:p>
        <text:list text:style-name="LFO8" text:continue-numbering="true">
          <text:list-item>
            <text:p text:style-name="P12">Expand the Search area in the<text:s/>Knowledge tab.</text:p>
          </text:list-item>
          <text:list-item>
            <text:p text:style-name="P13">Enter the search term and click the Search icon.</text:p>
          </text:list-item>
        </text:list>
        <text:p text:style-name="Textbody"/>
      </text:section>
      <text:section text:name="Sect4" text:style-name="S4">
        <text:h text:style-name="Heading3" text:outline-level="3">Viewing Article Contents</text:h>
        <text:p text:style-name="Textbody">To view the contents of an article:</text:p>
        <text:list text:style-name="LFO9" text:continue-numbering="true">
          <text:list-item>
            <text:p text:style-name="P14">Open an article.</text:p>
          </text:list-item>
        </text:list>
        <text:soft-page-break/>
        <text:p text:style-name="Textbody">The<text:s/><office:annotation office:name="4"><dc:creator>Darryl Tewes</dc:creator><dc:date>2017-07-25T15:18:00</dc:date><text:p text:style-name="Normal"><text:span text:style-name="T15">This should be 'article window'</text:span><text:span text:style-name="T16"><text:s/>– we use the article title as the title of the window, but the phrase 'article title window' does not make sense.</text:span></text:p></office:annotation><office:annotation office:name="5"><dc:creator>Reshma Begum. Mohammed</dc:creator><dc:date>2017-07-26T10:37:00</dc:date><text:p text:style-name="Normal">Updated</text:p></office:annotation>article window<office:annotation-end office:name="4"/><office:annotation-end office:name="5"/><text:s/>displays the contents of the article such as publishing status, relevant products and categories, and other information.</text:p>
        <text:p text:style-name="Standard"/>
      </text:section>
      <text:section text:name="Sect5" text:style-name="S5">
        <text:h text:style-name="Heading3" text:outline-level="3">Viewing Linked Articles</text:h>
        <text:p text:style-name="Textbody">To view articles that are linked to SR:</text:p>
        <text:list text:style-name="LFO10" text:continue-numbering="true">
          <text:list-item>
            <text:p text:style-name="P17">Click the Linked Articles tab in the SR<office:annotation><dc:creator>Darryl Tewes</dc:creator><dc:date>2017-07-25T15:21:00</dc:date><text:p text:style-name="Normal"><text:span text:style-name="T18">Remove the word 'body'</text:span></text:p></office:annotation>.</text:p>
          </text:list-item>
        </text:list>
        <text:p text:style-name="Textbody">The Linked Articles window displays all articles linked to the SR.</text:p>
        <text:p text:style-name="Textbody">Click the Delete icon to remove a linked article from an SR.</text:p>
        <text:p text:style-name="Standard"/>
      </text:section>
      <text:section text:name="Sect6" text:style-name="S6">
        <text:h text:style-name="Heading2" text:outline-level="2">Inserting Knowledge into SR Messages: Explained</text:h>
        <text:p text:style-name="Textbody">Once an article is linked to an SR, you can insert the article into an SR message.</text:p>
        <text:p text:style-name="Textbody">To insert articles into SR messages:</text:p>
        <text:list text:style-name="LFO11" text:continue-numbering="true">
          <text:list-item>
            <text:p text:style-name="P19">Open the SR in Edit mode.</text:p>
          </text:list-item>
          <text:list-item>
            <text:p text:style-name="P20">Click the Messages tab.</text:p>
          </text:list-item>
          <text:list-item>
            <text:p text:style-name="P21">Select the message type you want to<text:s/>send from the Compose action menu.</text:p>
          </text:list-item>
          <text:list-item>
            <text:p text:style-name="P22">Enter the appropriate text in the message body.</text:p>
          </text:list-item>
          <text:list-item>
            <text:p text:style-name="P23">Click Insert Knowledge to open the Insert Knowledge window. Articles that are linked to the SR appear.</text:p>
          </text:list-item>
        </text:list>
        <text:p text:style-name="P24">Note: You need to save the SR after linking to display the article in<text:s/>the list. To do this, click the Knowledge tab, link the article you want, and save the SR.</text:p>
        <text:list text:style-name="LFO11" text:continue-numbering="true">
          <text:list-item>
            <text:p text:style-name="P25">Click the Insert as Text link to insert the article to the SR. The Insert Knowledge window closes.</text:p>
          </text:list-item>
          <text:list-item>
            <text:p text:style-name="P26">Edit the article text if needed.</text:p>
          </text:list-item>
          <text:list-item>
            <text:p text:style-name="P27">Send the message, or click Save<text:s/>to Draft to return to the message later.</text:p>
          </text:list-item>
        </text:list>
      </text:section>
      <text:section text:name="Sect7" text:style-name="S7">
        <text:h text:style-name="Heading2" text:outline-level="2">How can I make a knowledge article a favorite?</text:h>
        <text:p text:style-name="Textbody">You can add articles as favorites for quick and easy access. To make an article a favorite, click the article’s Star icon. Your favorites are listed under Favorites in<text:s/>the Knowledge tab.</text:p>
      </text:section>
      <text:section text:name="Sect8" text:style-name="S8">
        <text:h text:style-name="Heading2" text:outline-level="2">Rating an Article: Procedure</text:h>
        <text:p text:style-name="Textbody">You can rate articles based on their quality and usefulness. You cannot rate articles that you own.</text:p>
        <text:p text:style-name="Textbody">To rate an article:</text:p>
        <text:list text:style-name="LFO12" text:continue-numbering="true">
          <text:list-item>
            <text:p text:style-name="P28">Open an article<office:annotation office:name="7"><dc:creator>Darryl Tewes</dc:creator><dc:date>2017-07-25T15:37:00</dc:date><text:p text:style-name="Normal"><text:span text:style-name="T29">'Open the article.' is all we need to say.</text:span></text:p></office:annotation><office:annotation office:name="8"><dc:creator>Reshma Begum. Mohammed</dc:creator><dc:date>2017-07-26T10:44:00</dc:date><text:p text:style-name="Normal">Updated</text:p></office:annotation>.<office:annotation-end office:name="7"/><office:annotation-end office:name="8"/></text:p>
          </text:list-item>
          <text:list-item>
            <text:p text:style-name="P30">Click the<text:s/><text:span text:style-name="T31">R</text:span><text:span text:style-name="T32">ate this article</text:span><text:s/>stars to indicate your rating.</text:p>
          </text:list-item>
        </text:list>
        <text:p text:style-name="P33"><office:annotation><dc:creator>Darryl Tewes</dc:creator><dc:date>2017-07-25T15:38:00</dc:date><text:p text:style-name="Normal"><text:span text:style-name="T34">Delete the note.</text:span></text:p></office:annotation></text:p>
      </text:section>
      <text:section text:name="Sect9" text:style-name="S9">
        <text:p text:style-name="P35"><text:span text:style-name="T36">Accessing Knowledge while Creating SRs</text:span></text:p>
        <text:p text:style-name="P37"><text:span text:style-name="T38">You can access Knowledge while creating an SR to help resolve issues quickly and<text:s/></text:span><text:soft-page-break/><text:span text:style-name="T39">efficiently. While creating an SR, you can search for relevant kno</text:span><text:span text:style-name="T40">wledge<text:s/></text:span><text:span text:style-name="T41">articles and<text:s/></text:span><text:span text:style-name="T42"><office:annotation office:name="10"><dc:creator>Darryl Tewes</dc:creator><dc:date>2017-07-25T15:57:00</dc:date><text:p text:style-name="Normal"><text:span text:style-name="T43">Maybe true, but I think the purpose of the feature is so that the agent can link<text:s/></text:span><text:span text:style-name="T44">Knowledge to the SR while they are creating it. Please verify and change to reflect the main purpose.</text:span></text:p></office:annotation><office:annotation office:name="11"><dc:creator>Reshma Begum. Mohammed</dc:creator><dc:date>2017-07-26T10:05:00</dc:date><text:p text:style-name="Normal">The agent can only search and view the articles but cannot link them. Agents have to follow the „Linking Articles“ procedure as a continuation.</text:p></office:annotation>favorite them</text:span><office:annotation-end office:name="10"/><office:annotation-end office:name="11"/><text:span text:style-name="CommentReference"><office:annotation><dc:creator>Darryl Tewes</dc:creator><dc:date>2017-07-26T17:08:00</dc:date><text:p text:style-name="Normal"><text:span text:style-name="T45">Reply to Reshma Begum. Mohammed (07/26/2017, 10:05): "..."</text:span></text:p><text:p text:style-name="Normal"><text:span text:style-name="T46">Maybe we should mention that: 'While creating an SR, you can search for releva</text:span><text:span text:style-name="T47">nt articles. You can add articles as favorites while creating an SR. To link an article to an SR, you must first save and then edit the SR.' - or something similar, not sure if I am stating the facts correctly...</text:span></text:p></office:annotation></text:span><text:span text:style-name="T48">.</text:span><text:span text:style-name="T49"><text:s/>To link an article to S</text:span><text:span text:style-name="T50">R, you need to<text:s/></text:span><text:span text:style-name="T51">first<text:s/></text:span><text:span text:style-name="T52">save</text:span><text:span text:style-name="T53"><text:s/></text:span><text:span text:style-name="T54">and then edit an SR</text:span><text:span text:style-name="T55">.<text:s/></text:span><text:span text:style-name="T56"><text:s/></text:span></text:p>
        <text:p text:style-name="P57"><text:span text:style-name="T58">To access knowledge:</text:span></text:p>
        <text:list text:style-name="WWNum1">
          <text:list-item text:start-value="1">
            <text:p text:style-name="P59"><text:span text:style-name="T60">At any point while<text:s/></text:span><text:span text:style-name="T61">you are creating an SR, click the<text:s/></text:span><text:span text:style-name="T62">Restore</text:span><text:span text:style-name="T63"><office:annotation office:name="13"><dc:creator>Darryl Tewes</dc:creator><dc:date>2017-07-25T16:00:00</dc:date><text:p text:style-name="Normal"><text:span text:style-name="T64">Please check this, as with the previous note...</text:span></text:p></office:annotation><text:s/>Pane</text:span><office:annotation-end office:name="13"/><text:span text:style-name="T65"><text:s/>arrow and select the<text:s/></text:span><text:span text:style-name="T66">Knowledge</text:span><text:span text:style-name="T67"><text:s/>tab.</text:span></text:p>
          </text:list-item>
        </text:list>
        <text:p text:style-name="P68"><text:span text:style-name="T69">T</text:span><text:span text:style-name="T70"><office:annotation office:name="14"><dc:creator>Darryl Tewes</dc:creator><dc:date>2017-07-25T16:02:00</dc:date><text:p text:style-name="Normal"><text:span text:style-name="T71">Just to clarify: the user must use search to locate articles? There is no Recommended Articles list based on the SR title? Please verify and correct if necessary.</text:span></text:p></office:annotation><office:annotation office:name="15"><dc:creator>Reshma Begum. Mohammed</dc:creator><dc:date>2017-07-26T10:24:00</dc:date><text:p text:style-name="Normal">Whe the user enters SR title, only then the search field is autopopulated with title. The agent has to click the search<text:s/>icon to fetch the articles.</text:p></office:annotation>he<text:s/></text:span><text:span text:style-name="T72">Search</text:span><text:span text:style-name="T73"><text:s/>tab<text:s/></text:span><text:span text:style-name="T74">appears<text:s/></text:span><text:span text:style-name="T75">by default.</text:span><text:span text:style-name="T76"><text:s/>The Search field</text:span><text:span text:style-name="T77"><text:s/></text:span><text:span text:style-name="T78">automatically contains the title of the article.<text:s/></text:span><text:span text:style-name="T79">You can</text:span><text:span text:style-name="T80"><text:s/>also view the<text:s/></text:span><text:span text:style-name="T81">Favorite Articles</text:span><text:span text:style-name="T82"><text:s/>tab.<text:s/></text:span><office:annotation-end office:name="14"/><office:annotation-end office:name="15"/></text:p>
        <text:list text:style-name="WWNum1" text:continue-numbering="true">
          <text:list-item>
            <text:p text:style-name="P83"><text:span text:style-name="T84">C</text:span><text:span text:style-name="T85"><office:annotation office:name="16"><dc:creator>Darryl Tewes</dc:creator><dc:date>2017-07-26T17:14:00</dc:date><text:p text:style-name="Normal"><text:span text:style-name="T86">Based on your comment above, it makes more sense to say something like: 'The search field automatically contains the title of the SR. Click the search icon to search on the SR title, or search on an alternate<text:s/></text:span><text:span text:style-name="T87">term....'</text:span></text:p></office:annotation><office:annotation office:name="17"><dc:creator>Reshma Begum. Mohammed</dc:creator><dc:date>2017-07-27T10:45:00</dc:date><text:p text:style-name="CommentText">Updated</text:p></office:annotation>lick the search icon</text:span><text:span text:style-name="T88"><text:s/>to search on the SR title or enter an alternate term</text:span><text:span text:style-name="T89">.<text:s/></text:span><office:annotation-end office:name="16"/><text:span text:style-name="CommentReference"><office:annotation-end office:name="17"/></text:span><text:span text:style-name="T90">You can also click the<text:s/></text:span><text:span text:style-name="T91">Select Language</text:span><text:span text:style-name="T92"><text:s/>and<text:s/></text:span><text:span text:style-name="T93">Filter By</text:span><text:span text:style-name="T94"><text:s/>options to sort the search results.</text:span></text:p>
          </text:list-item>
          <text:list-item>
            <text:p text:style-name="P95"><text:span text:style-name="T96">Select an article.</text:span></text:p>
          </text:list-item>
        </text:list>
        <text:p text:style-name="P97"><text:span text:style-name="T98">The article w</text:span><text:span text:style-name="T99">indow displays the contents of the article.</text:span></text:p>
        <text:list text:style-name="WWNum1" text:continue-numbering="true">
          <text:list-item>
            <text:p text:style-name="P100"><text:span text:style-name="T101">Click<text:s/></text:span><text:span text:style-name="T102">Save and Continue</text:span><text:span text:style-name="T103">.</text:span></text:p>
          </text:list-item>
        </text:list>
        <text:p text:style-name="P104"><text:span text:style-name="T105">The<text:s/></text:span><text:span text:style-name="T106">Edit Service Request</text:span><text:span text:style-name="T107"><text:s/>page appears and the<text:s/></text:span><text:span text:style-name="T108">Recommended Articles</text:span><text:span text:style-name="T109"><text:s/>tab is displayed in the Knowledge pane.</text:span></text:p>
        <text:p text:style-name="P110"><text:span text:style-name="T111">Note</text:span></text:p>
        <text:p text:style-name="P112"><text:span text:style-name="T113">Click<text:s/></text:span><text:span text:style-name="T114">Save and Close</text:span><text:span text:style-name="T115"><text:s/>to edit the SR later.</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OpenSymbol" svg:font-family="OpenSymbol" style:font-family-generic="system"/>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Heading" style:next-style-name="Textbody" style:default-outline-level="1">
      <style:text-properties style:font-name="Times New Roman" style:font-name-asian="MS Gothic"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text-properties style:font-name="Times New Roman" style:font-name-asian="MS Gothic"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text-properties style:font-name="Times New Roman" style:font-name-asian="MS Gothic"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CommentText" style:display-name="Comment Text" style:family="paragraph" style:parent-style-name="Normal">
      <style:text-properties fo:font-size="10pt" style:font-size-asian="10pt" style:font-size-complex="10pt" fo:hyphenate="false"/>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ListLabel1" style:display-name="ListLabel 1" style:family="text">
      <style:text-properties fo:color="#00669A"/>
    </style:style>
    <style:style style:name="CommentTextChar" style:display-name="Comment Text Char" style:family="text" style:parent-style-name="DefaultParagraphFont">
      <style:text-properties fo:font-size="10pt" style:font-size-asian="10pt" style:font-size-complex="10pt"/>
    </style:style>
    <style:style style:name="CommentReference" style:display-name="Comment Reference" style:family="text" style:parent-style-name="DefaultParagraphFont">
      <style:text-properties fo:font-size="8pt" style:font-size-asian="8pt" style:font-size-complex="8pt"/>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fo:color="#00669A"/>
    </style:style>
    <text:list-style style:name="WWNum9" style:display-name="WWNum9">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fo:color="#00669A"/>
    </style:style>
    <text:list-style style:name="WWNum7" style:display-name="WWNum7">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LVL1" style:family="text">
      <style:text-properties fo:color="#00669A"/>
    </style:style>
    <text:list-style style:name="WWNum5" style:display-name="WWNum5">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5LVL1" style:family="text">
      <style:text-properties fo:color="#00669A"/>
    </style:style>
    <text:list-style style:name="WWNum3" style:display-name="WWNum3">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8">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9">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0">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2">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eshma Begum. Mohammed</meta:initial-creator>
    <dc:creator>Reshma Begum. Mohammed</dc:creator>
    <meta:creation-date>2017-07-27T05:07:00Z</meta:creation-date>
    <dc:date>2017-07-27T05:16:00Z</dc:date>
    <meta:template xlink:href="Normal.dotm" xlink:type="simple"/>
    <meta:editing-cycles>4</meta:editing-cycles>
    <meta:editing-duration>PT960S</meta:editing-duration>
    <meta:user-defined meta:name="Info 1"/>
    <meta:user-defined meta:name="Info 2"/>
    <meta:user-defined meta:name="Info 3"/>
    <meta:user-defined meta:name="Info 4"/>
    <meta:document-statistic meta:page-count="3" meta:paragraph-count="9" meta:word-count="737" meta:character-count="4935" meta:row-count="35" meta:non-whitespace-character-count="4207"/>
  </office:meta>
</office:document-meta>
</file>